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tyle="normal" style:font-style-asian="normal" style:font-style-complex="normal"/>
    </style:style>
    <style:style style:name="P2" style:family="paragraph" style:parent-style-name="Standard" style:list-style-name="L1">
      <style:text-properties fo:font-style="normal" style:font-style-asian="normal" style:font-style-complex="normal"/>
    </style:style>
    <style:style style:name="P3" style:family="paragraph" style:parent-style-name="Standard">
      <style:paragraph-properties fo:text-align="end" style:justify-single-word="false"/>
      <style:text-properties fo:font-style="italic" style:font-style-asian="italic" style:font-style-complex="italic"/>
    </style:style>
    <style:style style:name="P4" style:family="paragraph" style:parent-style-name="Heading_20_1">
      <style:paragraph-properties fo:text-align="center" style:justify-single-word="false"/>
      <style:text-properties fo:font-style="italic" style:font-style-asian="italic" style:font-style-complex="italic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Proponowany tytuł historyjki</text:h>
      <text:p text:style-name="Standard">Pewnego dnia jakiś znajomy zatrzymał mnie i powiedział ze złością w głosie:</text:p>
      <text:list xml:id="list33245558" text:style-name="L1">
        <text:list-item>
          <text:p text:style-name="P2">...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Jan Kowalsk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14.801cm" fo:page-height="21.001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bert </meta:initial-creator>
    <meta:creation-date>2012-04-03T09:54:47</meta:creation-date>
    <dc:date>2013-03-20T13:11:41.76</dc:date>
    <meta:editing-duration>PT21M15S</meta:editing-duration>
    <meta:editing-cycles>9</meta:editing-cycles>
    <meta:generator>OpenOffice.org/3.3$Win32 OpenOffice.org_project/330m20$Build-9567</meta:generator>
    <meta:document-statistic meta:table-count="0" meta:image-count="0" meta:object-count="0" meta:page-count="1" meta:paragraph-count="4" meta:word-count="19" meta:character-count="119"/>
  </office:meta>
</office:document-meta>
</file>